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ay_Of_Islands">
            <text:p>Bay_Of_Islands</text:p>
          </table:table-cell>
          <table:table-cell office:value-type="string" office:value="radiocarbon">
            <text:p>radiocarbon</text:p>
          </table:table-cell>
          <table:table-cell office:value-type="string" office:value="GSC-4006">
            <text:p>GSC-4006</text:p>
          </table:table-cell>
          <table:table-cell office:value-type="float" office:value="50.0">
            <text:p>50.0</text:p>
          </table:table-cell>
          <table:table-cell office:value-type="float" office:value="-57.73">
            <text:p>-57.73</text:p>
          </table:table-cell>
          <table:table-cell office:value-type="float" office:value="10600.0">
            <text:p>10600.0</text:p>
          </table:table-cell>
          <table:table-cell office:value-type="float" office:value="50.0">
            <text:p>5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0.0">
            <text:p/>
          </table:table-cell>
          <table:table-cell office:value-type="float" office:value="51.7">
            <text:p>51.7</text:p>
          </table:table-cell>
          <table:table-cell office:value-type="float" office:value="3.3">
            <text:p>3.3</text:p>
          </table:table-cell>
          <table:table-cell office:value-type="float" office:value="3.3">
            <text:p>3.3</text:p>
          </table:table-cell>
          <table:table-cell office:value-type="string" office:value="Grant1994,VacchiEtal2018">
            <text:p>Grant1994,VacchiEtal2018</text:p>
          </table:table-cell>
        </table:table-row>
        <table:table-row>
          <table:table-cell office:value-type="string" office:value="Bay_Of_Islands">
            <text:p>Bay_Of_Islands</text:p>
          </table:table-cell>
          <table:table-cell office:value-type="string" office:value="radiocarbon">
            <text:p>radiocarbon</text:p>
          </table:table-cell>
          <table:table-cell office:value-type="string" office:value="GSC-1763">
            <text:p>GSC-1763</text:p>
          </table:table-cell>
          <table:table-cell office:value-type="float" office:value="49.76">
            <text:p>49.76</text:p>
          </table:table-cell>
          <table:table-cell office:value-type="float" office:value="-57.82">
            <text:p>-57.82</text:p>
          </table:table-cell>
          <table:table-cell office:value-type="float" office:value="8760.0">
            <text:p>8760.0</text:p>
          </table:table-cell>
          <table:table-cell office:value-type="float" office:value="75.0">
            <text:p>75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0.0">
            <text:p/>
          </table:table-cell>
          <table:table-cell office:value-type="float" office:value="4.1">
            <text:p>4.1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BrookesStevens1985,VacchiEtal2018">
            <text:p>BrookesStevens1985,VacchiEtal2018</text:p>
          </table:table-cell>
        </table:table-row>
        <table:table-row>
          <table:table-cell office:value-type="string" office:value="Bay_Of_Islands">
            <text:p>Bay_Of_Islands</text:p>
          </table:table-cell>
          <table:table-cell office:value-type="string" office:value="radiocarbon">
            <text:p>radiocarbon</text:p>
          </table:table-cell>
          <table:table-cell office:value-type="string" office:value="GSC-4281">
            <text:p>GSC-4281</text:p>
          </table:table-cell>
          <table:table-cell office:value-type="float" office:value="49.05">
            <text:p>49.05</text:p>
          </table:table-cell>
          <table:table-cell office:value-type="float" office:value="-58.37">
            <text:p>-58.37</text:p>
          </table:table-cell>
          <table:table-cell office:value-type="float" office:value="9050.0">
            <text:p>9050.0</text:p>
          </table:table-cell>
          <table:table-cell office:value-type="float" office:value="130.0">
            <text:p>13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140.0">
            <text:p>140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52.0">
            <text:p>52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cNeelyMcCuaig1991,VacchiEtal2018">
            <text:p>McNeelyMcCuaig1991,VacchiEtal2018</text:p>
          </table:table-cell>
        </table:table-row>
        <table:table-row>
          <table:table-cell office:value-type="string" office:value="Bay_Of_Islands">
            <text:p>Bay_Of_Islands</text:p>
          </table:table-cell>
          <table:table-cell office:value-type="string" office:value="radiocarbon">
            <text:p>radiocarbon</text:p>
          </table:table-cell>
          <table:table-cell office:value-type="string" office:value="GSC-2487">
            <text:p>GSC-2487</text:p>
          </table:table-cell>
          <table:table-cell office:value-type="float" office:value="49.47">
            <text:p>49.47</text:p>
          </table:table-cell>
          <table:table-cell office:value-type="float" office:value="-58.13">
            <text:p>-58.13</text:p>
          </table:table-cell>
          <table:table-cell office:value-type="float" office:value="12300.0">
            <text:p>12300.0</text:p>
          </table:table-cell>
          <table:table-cell office:value-type="float" office:value="80.0">
            <text:p>8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27.0">
            <text:p>27.0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BrookesEtal1985,VacchiEtal2018">
            <text:p>BrookesEtal1985,VacchiEtal2018</text:p>
          </table:table-cell>
        </table:table-row>
        <table:table-row>
          <table:table-cell office:value-type="string" office:value="Bay_Of_Islands">
            <text:p>Bay_Of_Islands</text:p>
          </table:table-cell>
          <table:table-cell office:value-type="string" office:value="radiocarbon">
            <text:p>radiocarbon</text:p>
          </table:table-cell>
          <table:table-cell office:value-type="string" office:value="GSC-4304">
            <text:p>GSC-4304</text:p>
          </table:table-cell>
          <table:table-cell office:value-type="float" office:value="49.99">
            <text:p>49.99</text:p>
          </table:table-cell>
          <table:table-cell office:value-type="float" office:value="-57.79">
            <text:p>-57.79</text:p>
          </table:table-cell>
          <table:table-cell office:value-type="float" office:value="9350.0">
            <text:p>9350.0</text:p>
          </table:table-cell>
          <table:table-cell office:value-type="float" office:value="45.0">
            <text:p>45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0.0">
            <text:p/>
          </table:table-cell>
          <table:table-cell office:value-type="float" office:value="10.4">
            <text:p>10.4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Grant1994,VacchiEtal2018">
            <text:p>Grant1994,VacchiEtal2018</text:p>
          </table:table-cell>
        </table:table-row>
        <table:table-row>
          <table:table-cell office:value-type="string" office:value="Bay_Of_Islands">
            <text:p>Bay_Of_Islands</text:p>
          </table:table-cell>
          <table:table-cell office:value-type="string" office:value="radiocarbon">
            <text:p>radiocarbon</text:p>
          </table:table-cell>
          <table:table-cell office:value-type="string" office:value="GSC-4393">
            <text:p>GSC-4393</text:p>
          </table:table-cell>
          <table:table-cell office:value-type="float" office:value="50.09">
            <text:p>50.09</text:p>
          </table:table-cell>
          <table:table-cell office:value-type="float" office:value="-57.59">
            <text:p>-57.59</text:p>
          </table:table-cell>
          <table:table-cell office:value-type="float" office:value="12500.0">
            <text:p>12500.0</text:p>
          </table:table-cell>
          <table:table-cell office:value-type="float" office:value="60.0">
            <text:p>60.0</text:p>
          </table:table-cell>
          <table:table-cell office:value-type="string" office:value="organic sediment">
            <text:p>organic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0.0">
            <text:p>100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cNeelyMcCuaig1991,VacchiEtal2018">
            <text:p>McNeelyMcCuaig1991,VacchiEtal2018</text:p>
          </table:table-cell>
        </table:table-row>
        <table:table-row>
          <table:table-cell office:value-type="string" office:value="Bay_Of_Islands">
            <text:p>Bay_Of_Islands</text:p>
          </table:table-cell>
          <table:table-cell office:value-type="string" office:value="radiocarbon">
            <text:p>radiocarbon</text:p>
          </table:table-cell>
          <table:table-cell office:value-type="string" office:value="GSC-5025">
            <text:p>GSC-5025</text:p>
          </table:table-cell>
          <table:table-cell office:value-type="float" office:value="50.06">
            <text:p>50.06</text:p>
          </table:table-cell>
          <table:table-cell office:value-type="float" office:value="-57.71">
            <text:p>-57.71</text:p>
          </table:table-cell>
          <table:table-cell office:value-type="float" office:value="10100.0">
            <text:p>10100.0</text:p>
          </table:table-cell>
          <table:table-cell office:value-type="float" office:value="50.0">
            <text:p>5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rant1994,VacchiEtal2018">
            <text:p>Grant1994,VacchiEtal2018</text:p>
          </table:table-cell>
        </table:table-row>
        <table:table-row>
          <table:table-cell office:value-type="string" office:value="Bay_Of_Islands">
            <text:p>Bay_Of_Islands</text:p>
          </table:table-cell>
          <table:table-cell office:value-type="string" office:value="radiocarbon">
            <text:p>radiocarbon</text:p>
          </table:table-cell>
          <table:table-cell office:value-type="string" office:value="GX-9886">
            <text:p>GX-9886</text:p>
          </table:table-cell>
          <table:table-cell office:value-type="float" office:value="49.71">
            <text:p>49.71</text:p>
          </table:table-cell>
          <table:table-cell office:value-type="float" office:value="-57.94">
            <text:p>-57.94</text:p>
          </table:table-cell>
          <table:table-cell office:value-type="float" office:value="8150.0">
            <text:p>8150.0</text:p>
          </table:table-cell>
          <table:table-cell office:value-type="float" office:value="260.0">
            <text:p>260.0</text:p>
          </table:table-cell>
          <table:table-cell office:value-type="string" office:value="organic mud">
            <text:p>organic mu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5">
            <text:p>1.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rookesStevens1985,VacchiEtal2018">
            <text:p>BrookesStevens1985,VacchiEtal2018</text:p>
          </table:table-cell>
        </table:table-row>
        <table:table-row>
          <table:table-cell office:value-type="string" office:value="Bay_Of_Islands">
            <text:p>Bay_Of_Islands</text:p>
          </table:table-cell>
          <table:table-cell office:value-type="string" office:value="radiocarbon">
            <text:p>radiocarbon</text:p>
          </table:table-cell>
          <table:table-cell office:value-type="string" office:value="GSC-3433">
            <text:p>GSC-3433</text:p>
          </table:table-cell>
          <table:table-cell office:value-type="float" office:value="49.91">
            <text:p>49.91</text:p>
          </table:table-cell>
          <table:table-cell office:value-type="float" office:value="-57.79">
            <text:p>-57.79</text:p>
          </table:table-cell>
          <table:table-cell office:value-type="float" office:value="8650.0">
            <text:p>8650.0</text:p>
          </table:table-cell>
          <table:table-cell office:value-type="float" office:value="160.0">
            <text:p>16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BrookesStevens1985,VacchiEtal2018">
            <text:p>BrookesStevens1985,VacchiEtal2018</text:p>
          </table:table-cell>
        </table:table-row>
        <table:table-row>
          <table:table-cell office:value-type="string" office:value="Bay_Of_Islands">
            <text:p>Bay_Of_Islands</text:p>
          </table:table-cell>
          <table:table-cell office:value-type="string" office:value="radiocarbon">
            <text:p>radiocarbon</text:p>
          </table:table-cell>
          <table:table-cell office:value-type="string" office:value="T14376">
            <text:p>T14376</text:p>
          </table:table-cell>
          <table:table-cell office:value-type="float" office:value="49.86">
            <text:p>49.86</text:p>
          </table:table-cell>
          <table:table-cell office:value-type="float" office:value="-57.81">
            <text:p>-57.81</text:p>
          </table:table-cell>
          <table:table-cell office:value-type="float" office:value="376.0">
            <text:p>376.0</text:p>
          </table:table-cell>
          <table:table-cell office:value-type="float" office:value="80.0">
            <text:p>80.0</text:p>
          </table:table-cell>
          <table:table-cell office:value-type="string" office:value="basal peat">
            <text:p>basal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DalyEtal2007,VacchiEtal2018">
            <text:p>DalyEtal2007,VacchiEtal2018</text:p>
          </table:table-cell>
        </table:table-row>
        <table:table-row>
          <table:table-cell office:value-type="string" office:value="Bay_Of_Islands">
            <text:p>Bay_Of_Islands</text:p>
          </table:table-cell>
          <table:table-cell office:value-type="string" office:value="radiocarbon">
            <text:p>radiocarbon</text:p>
          </table:table-cell>
          <table:table-cell office:value-type="string" office:value="TO-8746">
            <text:p>TO-8746</text:p>
          </table:table-cell>
          <table:table-cell office:value-type="float" office:value="49.86">
            <text:p>49.86</text:p>
          </table:table-cell>
          <table:table-cell office:value-type="float" office:value="-57.82">
            <text:p>-57.82</text:p>
          </table:table-cell>
          <table:table-cell office:value-type="float" office:value="1190.0">
            <text:p>1190.0</text:p>
          </table:table-cell>
          <table:table-cell office:value-type="float" office:value="240.0">
            <text:p>240.0</text:p>
          </table:table-cell>
          <table:table-cell office:value-type="string" office:value="scirpus">
            <text:p>scirpu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DalyEtal2007,VacchiEtal2018">
            <text:p>DalyEtal2007,VacchiEtal2018</text:p>
          </table:table-cell>
        </table:table-row>
        <table:table-row>
          <table:table-cell office:value-type="string" office:value="Bay_Of_Islands">
            <text:p>Bay_Of_Islands</text:p>
          </table:table-cell>
          <table:table-cell office:value-type="string" office:value="radiocarbon">
            <text:p>radiocarbon</text:p>
          </table:table-cell>
          <table:table-cell office:value-type="string" office:value="TO-8745">
            <text:p>TO-8745</text:p>
          </table:table-cell>
          <table:table-cell office:value-type="float" office:value="49.86">
            <text:p>49.86</text:p>
          </table:table-cell>
          <table:table-cell office:value-type="float" office:value="-57.81">
            <text:p>-57.81</text:p>
          </table:table-cell>
          <table:table-cell office:value-type="float" office:value="1910.0">
            <text:p>1910.0</text:p>
          </table:table-cell>
          <table:table-cell office:value-type="float" office:value="200.0">
            <text:p>200.0</text:p>
          </table:table-cell>
          <table:table-cell office:value-type="string" office:value="alnus fragment">
            <text:p>alnus frag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DalyEtal2007,VacchiEtal2018">
            <text:p>DalyEtal2007,VacchiEtal2018</text:p>
          </table:table-cell>
        </table:table-row>
        <table:table-row>
          <table:table-cell office:value-type="string" office:value="Bay_Of_Islands">
            <text:p>Bay_Of_Islands</text:p>
          </table:table-cell>
          <table:table-cell office:value-type="string" office:value="radiocarbon">
            <text:p>radiocarbon</text:p>
          </table:table-cell>
          <table:table-cell office:value-type="string" office:value="GSC-5026">
            <text:p>GSC-5026</text:p>
          </table:table-cell>
          <table:table-cell office:value-type="float" office:value="50.07">
            <text:p>50.07</text:p>
          </table:table-cell>
          <table:table-cell office:value-type="float" office:value="-57.7">
            <text:p>-57.7</text:p>
          </table:table-cell>
          <table:table-cell office:value-type="float" office:value="10700.0">
            <text:p>10700.0</text:p>
          </table:table-cell>
          <table:table-cell office:value-type="float" office:value="45.0">
            <text:p>4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8.6">
            <text:p>8.6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rant1994,VacchiEtal2018">
            <text:p>Grant1994,VacchiEtal2018</text:p>
          </table:table-cell>
        </table:table-row>
        <table:table-row>
          <table:table-cell office:value-type="string" office:value="Bay_Of_Islands">
            <text:p>Bay_Of_Islands</text:p>
          </table:table-cell>
          <table:table-cell office:value-type="string" office:value="radiocarbon">
            <text:p>radiocarbon</text:p>
          </table:table-cell>
          <table:table-cell office:value-type="string" office:value="T14374">
            <text:p>T14374</text:p>
          </table:table-cell>
          <table:table-cell office:value-type="float" office:value="49.86">
            <text:p>49.86</text:p>
          </table:table-cell>
          <table:table-cell office:value-type="float" office:value="-57.81">
            <text:p>-57.81</text:p>
          </table:table-cell>
          <table:table-cell office:value-type="float" office:value="1240.0">
            <text:p>1240.0</text:p>
          </table:table-cell>
          <table:table-cell office:value-type="float" office:value="280.0">
            <text:p>280.0</text:p>
          </table:table-cell>
          <table:table-cell office:value-type="string" office:value="basal peat">
            <text:p>basal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DalyEtal2007,VacchiEtal2018">
            <text:p>DalyEtal2007,VacchiEtal2018</text:p>
          </table:table-cell>
        </table:table-row>
        <table:table-row>
          <table:table-cell office:value-type="string" office:value="Bay_Of_Islands">
            <text:p>Bay_Of_Islands</text:p>
          </table:table-cell>
          <table:table-cell office:value-type="string" office:value="radiocarbon">
            <text:p>radiocarbon</text:p>
          </table:table-cell>
          <table:table-cell office:value-type="string" office:value="GSC-1762">
            <text:p>GSC-1762</text:p>
          </table:table-cell>
          <table:table-cell office:value-type="float" office:value="49.99">
            <text:p>49.99</text:p>
          </table:table-cell>
          <table:table-cell office:value-type="float" office:value="-57.79">
            <text:p>-57.79</text:p>
          </table:table-cell>
          <table:table-cell office:value-type="float" office:value="9060.0">
            <text:p>9060.0</text:p>
          </table:table-cell>
          <table:table-cell office:value-type="float" office:value="70.0">
            <text:p>7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0.0">
            <text:p/>
          </table:table-cell>
          <table:table-cell office:value-type="float" office:value="9.2">
            <text:p>9.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Grant1994,VacchiEtal2018">
            <text:p>Grant1994,VacchiEtal2018</text:p>
          </table:table-cell>
        </table:table-row>
        <table:table-row>
          <table:table-cell office:value-type="string" office:value="Bay_Of_Islands">
            <text:p>Bay_Of_Islands</text:p>
          </table:table-cell>
          <table:table-cell office:value-type="string" office:value="radiocarbon">
            <text:p>radiocarbon</text:p>
          </table:table-cell>
          <table:table-cell office:value-type="string" office:value="GSC-1462">
            <text:p>GSC-1462</text:p>
          </table:table-cell>
          <table:table-cell office:value-type="float" office:value="49.12">
            <text:p>49.12</text:p>
          </table:table-cell>
          <table:table-cell office:value-type="float" office:value="-58.41">
            <text:p>-58.41</text:p>
          </table:table-cell>
          <table:table-cell office:value-type="float" office:value="12400.0">
            <text:p>12400.0</text:p>
          </table:table-cell>
          <table:table-cell office:value-type="float" office:value="160.0">
            <text:p>16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37.1">
            <text:p>37.1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McNeelyBrennan2005,VacchiEtal2018">
            <text:p>McNeelyBrennan2005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